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標準">
        <draw:connector draw:style-name="gr1" draw:text-style-name="P1" xml:id="id1" draw:id="id1" draw:layer="layout" svg:x1="1cm" svg:y1="9.2cm" svg:x2="1cm" svg:y2="12.2cm" svg:d="M1000 9200v3000" svg:viewBox="0 0 1 3001">
          <text:p/>
        </draw:connector>
        <draw:connector draw:style-name="gr1" draw:text-style-name="P1" draw:layer="layout" svg:x1="1cm" svg:y1="9.2cm" svg:x2="26.5cm" svg:y2="9.2cm" draw:start-shape="id1" draw:start-glue-point="2" svg:d="M1000 9200h25500" svg:viewBox="0 0 25501 1">
          <text:p/>
        </draw:connector>
        <draw:connector draw:style-name="gr1" draw:text-style-name="P1" draw:layer="layout" svg:x1="1cm" svg:y1="12.2cm" svg:x2="26.5cm" svg:y2="12.2cm" svg:d="M1000 12200h25500" svg:viewBox="0 0 25501 1">
          <text:p/>
        </draw:connecto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5:21:14.294888110</meta:creation-date>
    <dc:date>2017-01-09T15:24:59.691739433</dc:date>
    <meta:editing-duration>PT3M46S</meta:editing-duration>
    <meta:editing-cycles>1</meta:editing-cycles>
    <meta:document-statistic meta:object-count="26"/>
    <meta:generator>LibreOffice/5.1.4.2$Linux_X86_64 LibreOffice_project/10m0$Build-2</meta:generator>
  </office:meta>
</office:document-meta>
</file>